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7o.ma">
        <text:section text:style-name="Sect1" text:name=":7o.av">
          <text:p text:style-name="Standard"/>
        </text:section>
      </text:section>
      <text:section text:style-name="Sect1" text:name=":7v.mw">
        <text:p text:style-name="Standard"/>
        <text:section text:style-name="Sect1" text:name=":7v.ma">
          <text:p text:style-name="Standard"/>
          <text:section text:style-name="Sect1" text:name=":7v.co">
            <text:p text:style-name="Standard"/>
            <text:section text:style-name="Sect1" text:name=":7x.ma">
              <text:p text:style-name="Standard"/>
              <text:section text:style-name="Sect1" text:name=":7x.at">
                <text:p text:style-name="Standard"/>
              </text:section>
              <text:p text:style-name="P1"><text:bookmark text:name=":7x.co"/>@Andreas. I have uploaded the latest Random Forest stuff. To train just uncomment trainall() at bottom of Random_forest script. Comment everything else out of course.</text:p>
            </text:section>
            <text:section text:style-name="Sect1" text:name=":7y.ma">
              <text:p text:style-name="Standard"/>
              <text:section text:style-name="Sect1" text:name=":7y.at">
                <text:p text:style-name="Standard"/>
              </text:section>
              <text:p text:style-name="P1"><text:bookmark text:name=":7y.co"/>To predict a single thing use predict_random_forest(image_id, class_id), but to run all of the the test images to masks use get_all_masks() in data_util_test.py</text:p>
            </text:section>
            <text:section text:style-name="Sect1" text:name=":7z.ma">
              <text:p text:style-name="Standard"/>
              <text:section text:style-name="Sect1" text:name=":7z.at">
                <text:p text:style-name="Standard"/>
              </text:section>
              <text:p text:style-name="P1"><text:bookmark text:name=":7z.co"/>I make all of the masks before making the submission file because the Submission file does not always work, and I do not wont to have to make predictions again if the submission file fails.</text:p>
            </text:section>
            <text:section text:style-name="Sect1" text:name=":8c.ma">
              <text:p text:style-name="Standard"/>
              <text:section text:style-name="Sect1" text:name=":8c.at">
                <text:p text:style-name="Standard"/>
              </text:section>
              <text:p text:style-name="P1"><text:bookmark text:name=":8c.co"/>I will go over the making submission file later this evening as I am about to do it and it will be fresher in my mind right after doing it.</text:p>
            </text:section>
          </text:section>
        </text:section>
      </text:section>
      <text:section text:style-name="Sect1" text:name="Section1">
        <text:p text:style-name="Standard"><text:bookmark text:name=":7v.mw"/></text:p>
      </text:section>
      <text:section text:style-name="Sect1" text:name=":8d.ma">
        <text:p text:style-name="Standard"/>
        <text:section text:style-name="Sect1" text:name=":8d.av">
          <text:p text:style-name="Standard"/>
        </text:section>
      </text:section>
      <text:section text:style-name="Sect1" text:name="Section2">
        <text:p text:style-name="Standard"><text:bookmark text:name=":8d.ma"/></text:p>
        <text:section text:style-name="Sect1" text:name="Section3">
          <text:p text:style-name="Standard"><text:bookmark text:name=":8d.av"/></text:p>
        </text:section>
      </text:section>
      <text:section text:style-name="Sect1" text:name=":8i.mw">
        <text:p text:style-name="Standard"/>
        <text:section text:style-name="Sect1" text:name=":8i.ma">
          <text:p text:style-name="Standard"/>
          <text:section text:style-name="Sect1" text:name=":8i.co">
            <text:p text:style-name="Standard"/>
            <text:section text:style-name="Sect1" text:name=":8k.ma">
              <text:p text:style-name="Standard"/>
              <text:section text:style-name="Sect1" text:name=":8k.at">
                <text:p text:style-name="Standard"/>
              </text:section>
              <text:p text:style-name="P1"><text:bookmark text:name=":8k.co"/>okay to build the submission file use create_submission_from_masks() in data_util_test.py. the 3 things that simplify the polygons are dilation, erosion, and simplify.  the dilation and erosion are the calls:            img_close = cv2.morphologyEx(img, cv2.MORPH_CLOSE, kernel)<text:line-break/>            #print('Image: ', img.shape)<text:line-break/>            del img<text:line-break/>            img_open = cv2.morphologyEx(img_close, cv2.MORPH_OPEN, kernel) inside create_submission_from_masks() </text:p>
            </text:section>
            <text:section text:style-name="Sect1" text:name=":8x.ma">
              <text:p text:style-name="Standard"/>
              <text:section text:style-name="Sect1" text:name=":8x.at">
                <text:p text:style-name="Standard"/>
              </text:section>
              <text:p text:style-name="P1"><text:bookmark text:name=":8x.co"/>the simplify method is inside of the mask_to_polygon.py file inside of mask_to_polygons(mask) function, the call: shape1 = shape1.simplify(1.5, preserve_topology=True), the 1.5 is a distance tolerance. so the larger that number is the less tightly the tolerance is held, and so the simpler the polygon can be. I think a lot of accuracy can be made just by optimizing these three things. Although my experiments last round showed that erosion dilation only hurt my accuracy even though it made it look better and made the file smaller. </text:p>
            </text:section>
            <text:section text:style-name="Sect1" text:name=":96.ma">
              <text:p text:style-name="Standard"/>
              <text:section text:style-name="Sect1" text:name=":96.at">
                <text:p text:style-name="Standard"/>
              </text:section>
              <text:p text:style-name="P1"><text:bookmark text:name=":96.co"/>Sorry the code is so ugly, but I did a lot of trial and error, and did not really clean up when I was done.</text:p>
            </text:section>
          </text:section>
        </text:section>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05:16:52.777803869</meta:creation-date>
    <dc:date>2017-03-03T05:18:07.360009449</dc:date>
    <meta:editing-duration>PT1M15S</meta:editing-duration>
    <meta:editing-cycles>1</meta:editing-cycles>
    <meta:document-statistic meta:table-count="0" meta:image-count="0" meta:object-count="0" meta:page-count="2" meta:paragraph-count="7" meta:word-count="270" meta:character-count="1749" meta:non-whitespace-character-count="1436"/>
    <meta:generator>LibreOffice/5.1.6.2$Linux_X86_64 LibreOffice_project/10m0$Build-2</meta:generator>
  </office:meta>
</office:document-meta>
</file>